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'ms pgothic', dotum, helvetica, sans-serif"/>
    <style:font-face style:name="oswald-medium" svg:font-family="oswald-medium, oswald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5314" officeooo:paragraph-rsid="00005314"/>
    </style:style>
    <style:style style:name="P2" style:family="paragraph" style:parent-style-name="Heading_20_1">
      <style:paragraph-properties>
        <style:tab-stops>
          <style:tab-stop style:position="16.642cm"/>
        </style:tab-stops>
      </style:paragraph-properties>
      <style:text-properties style:font-name="arial" fo:font-size="14.25pt" officeooo:paragraph-rsid="00039685"/>
    </style:style>
    <style:style style:name="P3" style:family="paragraph" style:parent-style-name="Heading_20_1">
      <style:paragraph-properties>
        <style:tab-stops>
          <style:tab-stop style:position="16.642cm"/>
        </style:tab-stops>
      </style:paragraph-properties>
      <style:text-properties officeooo:paragraph-rsid="00039685"/>
    </style:style>
    <style:style style:name="P4" style:family="paragraph" style:parent-style-name="Standard">
      <style:paragraph-properties>
        <style:tab-stops>
          <style:tab-stop style:position="16.642cm"/>
        </style:tab-stops>
      </style:paragraph-properties>
      <style:text-properties officeooo:rsid="0001df2b" officeooo:paragraph-rsid="0001df2b"/>
    </style:style>
    <style:style style:name="P5" style:family="paragraph" style:parent-style-name="Standard">
      <style:paragraph-properties>
        <style:tab-stops>
          <style:tab-stop style:position="16.642cm"/>
        </style:tab-stops>
      </style:paragraph-properties>
      <style:text-properties officeooo:rsid="00039685" officeooo:paragraph-rsid="00039685"/>
    </style:style>
    <style:style style:name="P6" style:family="paragraph" style:parent-style-name="Standard">
      <style:text-properties officeooo:rsid="00005314" officeooo:paragraph-rsid="00005314"/>
    </style:style>
    <style:style style:name="P7" style:family="paragraph" style:parent-style-name="Standard" style:list-style-name="L1" style:master-page-name="">
      <loext:graphic-properties draw:fill="none"/>
      <style:paragraph-properties fo:margin-left="0.499cm" fo:margin-right="0cm" fo:text-indent="-0.6cm" style:auto-text-indent="false" style:page-number="auto" fo:background-color="transparent">
        <style:tab-stops>
          <style:tab-stop style:position="-0.291cm"/>
        </style:tab-stops>
      </style:paragraph-properties>
      <style:text-properties officeooo:paragraph-rsid="00005314"/>
    </style:style>
    <style:style style:name="P8" style:family="paragraph" style:parent-style-name="Text_20_body">
      <style:paragraph-properties>
        <style:tab-stops>
          <style:tab-stop style:position="16.642cm"/>
        </style:tab-stops>
      </style:paragraph-properties>
      <style:text-properties officeooo:rsid="00039685" officeooo:paragraph-rsid="00039685"/>
    </style:style>
    <style:style style:name="P9" style:family="paragraph" style:parent-style-name="Text_20_body">
      <style:paragraph-properties>
        <style:tab-stops>
          <style:tab-stop style:position="16.642cm"/>
        </style:tab-stops>
      </style:paragraph-properties>
      <style:text-properties style:font-name="oswald-medium" fo:font-size="36pt" officeooo:rsid="00039685" officeooo:paragraph-rsid="00039685"/>
    </style:style>
    <style:style style:name="P10" style:family="paragraph" style:parent-style-name="Text_20_body">
      <style:paragraph-properties>
        <style:tab-stops>
          <style:tab-stop style:position="16.642cm"/>
        </style:tab-stops>
      </style:paragraph-properties>
      <style:text-properties style:font-name="arial" fo:font-size="14.25pt" officeooo:rsid="00039685" officeooo:paragraph-rsid="00039685"/>
    </style:style>
    <style:style style:name="P11" style:family="paragraph" style:parent-style-name="Text_20_body" style:list-style-name="L2" style:master-page-name="">
      <loext:graphic-properties draw:fill="none"/>
      <style:paragraph-properties fo:margin-left="0.199cm" fo:margin-right="0cm" fo:margin-top="0cm" fo:margin-bottom="0.247cm" loext:contextual-spacing="false" fo:line-height="115%" fo:text-indent="-0.6cm" style:auto-text-indent="false" style:page-number="auto" fo:background-color="transparent">
        <style:tab-stops>
          <style:tab-stop style:position="-0.212cm"/>
          <style:tab-stop style:position="16.642cm"/>
        </style:tab-stops>
      </style:paragraph-properties>
      <style:text-properties style:font-name="arial" fo:font-size="14.25pt" officeooo:rsid="00039685" officeooo:paragraph-rsid="00039685"/>
    </style:style>
    <style:style style:name="P12" style:family="paragraph" style:parent-style-name="Text_20_body" style:list-style-name="L2">
      <loext:graphic-properties draw:fill="none"/>
      <style:paragraph-properties fo:margin-left="0.199cm" fo:margin-right="0cm" fo:margin-top="0cm" fo:margin-bottom="0.247cm" loext:contextual-spacing="false" fo:line-height="115%" fo:text-indent="-0.6cm" style:auto-text-indent="false" fo:background-color="transparent">
        <style:tab-stops>
          <style:tab-stop style:position="-0.212cm"/>
          <style:tab-stop style:position="16.642cm"/>
        </style:tab-stops>
      </style:paragraph-properties>
      <style:text-properties officeooo:paragraph-rsid="00039685"/>
    </style:style>
    <style:style style:name="P13" style:family="paragraph" style:parent-style-name="Text_20_body" style:list-style-name="L2">
      <loext:graphic-properties draw:fill="none"/>
      <style:paragraph-properties fo:margin-left="0.199cm" fo:margin-right="0cm" fo:margin-top="0cm" fo:margin-bottom="0.247cm" loext:contextual-spacing="false" fo:line-height="115%" fo:text-indent="-0.6cm" style:auto-text-indent="false" fo:background-color="transparent">
        <style:tab-stops>
          <style:tab-stop style:position="-0.212cm"/>
          <style:tab-stop style:position="16.642cm"/>
        </style:tab-stops>
      </style:paragraph-properties>
      <style:text-properties style:text-position="0% 100%" style:font-name="Liberation Serif" fo:font-size="13pt" fo:font-weight="normal" officeooo:rsid="000549bd" officeooo:paragraph-rsid="000549bd" style:font-size-asian="13pt" style:font-weight-asian="normal" style:font-size-complex="13pt" style:font-weight-complex="normal"/>
    </style:style>
    <style:style style:name="P14" style:family="paragraph" style:parent-style-name="Text_20_body" style:list-style-name="L2">
      <loext:graphic-properties draw:fill="none"/>
      <style:paragraph-properties fo:margin-left="0.199cm" fo:margin-right="0cm" fo:margin-top="0cm" fo:margin-bottom="0.247cm" loext:contextual-spacing="false" fo:line-height="115%" fo:text-indent="-0.6cm" style:auto-text-indent="false" fo:background-color="transparent">
        <style:tab-stops>
          <style:tab-stop style:position="-0.212cm"/>
          <style:tab-stop style:position="16.642cm"/>
        </style:tab-stops>
      </style:paragraph-properties>
      <style:text-properties style:text-position="0% 100%" style:font-name="Liberation Serif" fo:font-size="13pt" fo:font-weight="normal" officeooo:rsid="00083aeb" officeooo:paragraph-rsid="00083aeb" style:font-size-asian="13pt" style:font-weight-asian="normal" style:font-size-complex="13pt" style:font-weight-complex="normal"/>
    </style:style>
    <style:style style:name="P15" style:family="paragraph" style:parent-style-name="Text_20_body" style:list-style-name="L2" style:master-page-name="">
      <loext:graphic-properties draw:fill="none"/>
      <style:paragraph-properties fo:margin-left="-0.101cm" fo:margin-right="0cm" fo:margin-top="0cm" fo:margin-bottom="0.247cm" loext:contextual-spacing="false" fo:line-height="115%" fo:text-indent="-0.6cm" style:auto-text-indent="false" style:page-number="auto" fo:background-color="transparent">
        <style:tab-stops>
          <style:tab-stop style:position="-0.106cm"/>
          <style:tab-stop style:position="16.642cm"/>
        </style:tab-stops>
      </style:paragraph-properties>
      <style:text-properties officeooo:paragraph-rsid="0006bf79"/>
    </style:style>
    <style:style style:name="T1" style:family="text">
      <style:text-properties officeooo:rsid="00008059"/>
    </style:style>
    <style:style style:name="T2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Liberation Serif" fo:font-size="12pt" fo:font-weight="normal" officeooo:rsid="00039685" style:font-size-asian="12pt" style:font-weight-asian="normal" style:font-size-complex="12pt" style:font-weight-complex="normal"/>
    </style:style>
    <style:style style:name="T4" style:family="text">
      <style:text-properties style:font-name="arial" fo:font-size="14.25pt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name="Liberation Serif" fo:font-size="13pt" fo:font-weight="normal" style:font-size-asian="13pt" style:font-weight-asian="normal" style:font-size-complex="13pt" style:font-weight-complex="normal"/>
    </style:style>
    <style:style style:name="T7" style:family="text">
      <style:text-properties style:text-position="0% 100%" style:font-name="Liberation Serif" fo:font-size="13pt" fo:font-weight="normal" style:font-size-asian="13pt" style:font-weight-asian="normal" style:font-size-complex="13pt" style:font-weight-complex="normal"/>
    </style:style>
    <style:style style:name="T8" style:family="text">
      <style:text-properties style:text-position="0% 100%" style:font-name="Liberation Serif" fo:font-size="13pt" fo:font-weight="normal" officeooo:rsid="00039685" style:font-size-asian="13pt" style:font-weight-asian="normal" style:font-size-complex="13pt" style:font-weight-complex="normal"/>
    </style:style>
    <style:style style:name="T9" style:family="text">
      <style:text-properties style:text-position="0% 100%" style:font-name="Liberation Serif" fo:font-size="13pt" fo:font-weight="normal" officeooo:rsid="000549bd" style:font-size-asian="13pt" style:font-weight-asian="normal" style:font-size-complex="13pt" style:font-weight-complex="normal"/>
    </style:style>
    <style:style style:name="T10" style:family="text">
      <style:text-properties style:text-position="0% 100%" style:font-name="Liberation Serif" fo:font-size="13pt" fo:font-weight="normal" officeooo:rsid="0006bf79" style:font-size-asian="13pt" style:font-weight-asian="normal" style:font-size-complex="13pt" style:font-weight-complex="normal"/>
    </style:style>
    <style:style style:name="T11" style:family="text">
      <style:text-properties style:text-position="0% 100%" style:font-name="Liberation Serif" fo:font-size="13pt" fo:font-weight="normal" officeooo:rsid="00083aeb" style:font-size-asian="13pt" style:font-weight-asian="normal" style:font-size-complex="13pt" style:font-weight-complex="normal"/>
    </style:style>
    <style:style style:name="T12" style:family="text">
      <style:text-properties style:text-position="0% 100%" style:font-name="Liberation Serif" fo:font-size="13pt" fo:font-weight="bold" style:font-size-asian="13pt" style:font-weight-asian="bold" style:font-size-complex="13pt" style:font-weight-complex="bold"/>
    </style:style>
    <style:style style:name="T13" style:family="text">
      <style:text-properties style:text-position="0% 100%" style:font-name="Liberation Serif" fo:font-size="13pt" fo:font-weight="bold" officeooo:rsid="00083aeb" style:font-size-asian="13pt" style:font-weight-asian="bold" style:font-size-complex="13pt" style:font-weight-complex="bold"/>
    </style:style>
    <style:style style:name="T14" style:family="text">
      <style:text-properties officeooo:rsid="00005314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a website for <text:span text:style-name="T15">Amber Academy. </text:span></text:p>
      <text:p text:style-name="P1"/>
      <text:list xml:id="list507008783" text:style-name="L1">
        <text:list-item>
          <text:p text:style-name="P7"><text:span text:style-name="T14">Create a Home page which displays information about Amber Academy.</text:span><text:span text:style-name="T1">Format the page properly.</text:span></text:p>
        </text:list-item>
      </text:list>
      <text:p text:style-name="P4">You can use the following information to display -</text:p>
      <text:p text:style-name="P5">Empower yourself with Amber Academy.</text:p>
      <text:p text:style-name="P5">Apply to the Mentor India Program.</text:p>
      <text:h text:style-name="P3" text:outline-level="1"><text:span text:style-name="T3">A 15-month, full-time, online skill development program that provides you with the tools you need, to launch your career as a web developer /systems programmer.</text:span></text:h>
      <text:p text:style-name="P8"><text:span text:style-name="T2">Next Batch : 15</text:span><text:span text:style-name="T6">th</text:span><text:span text:style-name="T6"> </text:span><text:span text:style-name="T7"><text:s/>Jan 2020</text:span></text:p>
      <text:p text:style-name="P9"><text:span text:style-name="T7">CURRICULUM</text:span></text:p>
      <text:h text:style-name="P2" text:outline-level="1"><text:span text:style-name="T8">We have designed our curriculum to help you learn all the required key skills for your chosen stream(web/systems). Our curriculum also equips you with valuable experience that helps you get hired.</text:span></text:h>
      <text:p text:style-name="P10"><text:span text:style-name="T7">On this Web Page place a </text:span><text:span text:style-name="T12">Apply Now </text:span><text:span text:style-name="T7">Button</text:span><text:span text:style-name="T12">.</text:span></text:p>
      <text:p text:style-name="P10"><text:span text:style-name="T7">After clicking on this button the </text:span><text:span text:style-name="T12">user <text:s/></text:span><text:span text:style-name="T13">r</text:span><text:span text:style-name="T12">egistration</text:span><text:span text:style-name="T7"> form opens.</text:span></text:p>
      <text:list xml:id="list3218603920" text:style-name="L2">
        <text:list-item>
          <text:p text:style-name="P11"><text:span text:style-name="T7">On </text:span><text:span text:style-name="T12">User Registration</text:span><text:span text:style-name="T7"> form User creates his/her login id and password. There is a </text:span><text:span text:style-name="T12">sign up</text:span><text:span text:style-name="T7"> button after clicking on this button. The </text:span><text:span text:style-name="T12">User Details</text:span><text:span text:style-name="T7"> form opens.</text:span></text:p>
        </text:list-item>
        <text:list-item>
          <text:p text:style-name="P12"><text:span text:style-name="T7">On </text:span><text:span text:style-name="T12">User details</text:span><text:span text:style-name="T7"> page following details are collected from user like – First N</text:span><text:span text:style-name="T8">ame, Last name, emailid,mobile number, </text:span><text:span text:style-name="T9">College Name, Education</text:span><text:span text:style-name="T11">(BE,MCA,BSc,Other)</text:span><text:span text:style-name="T9">, Education status(Final Year, Passout).</text:span></text:p>
          <text:p text:style-name="P13">All the fields mentioned above are mandatory.</text:p>
          <text:p text:style-name="P13">Include one more field where the user answers the questiion.</text:p>
          <text:p text:style-name="P13">How did you find us?</text:p>
          <text:p text:style-name="P13">Friend</text:p>
          <text:p text:style-name="P13">Naukri</text:p>
          <text:p text:style-name="P13">Google </text:p>
          <text:p text:style-name="P14">User can select multiple options from the list.</text:p>
        </text:list-item>
        <text:list-item>
          <text:p text:style-name="P15"><text:span text:style-name="T8">A</text:span><text:span text:style-name="T10">part from these fields you can add more fields. Also include different classes for formtting and use external css for the same.</text:span></text:p>
        </text:list-item>
      </text:list>
      <text:p text:style-name="P8"><text:span text:style-name="T7"/></text:p>
      <text:p text:style-name="P8"><text:span text:style-name="T4"/></text:p>
      <text:p text:style-name="P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'ms pgothic', dotum, helvetica, sans-serif"/>
    <style:font-face style:name="oswald-medium" svg:font-family="oswald-medium, oswald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01:16:04.886900547</meta:creation-date>
    <dc:date>2020-12-05T16:09:14.347336337</dc:date>
    <meta:editing-duration>PT20M48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1" meta:paragraph-count="21" meta:word-count="238" meta:character-count="1428" meta:non-whitespace-character-count="1217"/>
  </office:meta>
</office:document-meta>
</file>